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3.148cm" draw:visible-area-height="6.509cm" draw:ole-draw-aspect="1"/>
    </style:style>
    <style:style style:name="gr2" style:family="graphic" style:parent-style-name="standard">
      <style:graphic-properties draw:visible-area-left="0cm" draw:visible-area-top="0cm" draw:visible-area-width="10.849cm" draw:visible-area-height="6.984cm" draw:ole-draw-aspect="1"/>
    </style:style>
    <style:style style:name="gr3" style:family="graphic" style:parent-style-name="standard">
      <style:graphic-properties draw:visible-area-left="0cm" draw:visible-area-top="0cm" draw:visible-area-width="12.777cm" draw:visible-area-height="3.096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2.456cm" svg:height="5.08cm" svg:x="2.044cm" svg:y="3.4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3.335cm" svg:height="8.59cm" svg:x="6cm" svg:y="1.41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5.664cm" svg:height="3.792cm" svg:x="3cm" svg:y="10.208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35:03.33</dc:date>
    <meta:editing-duration>PT27S</meta:editing-duration>
    <meta:editing-cycles>1</meta:editing-cycles>
    <meta:document-statistic meta:object-count="3"/>
    <meta:generator>OpenOffice.org/3.3$Win32 OpenOffice.org_project/330m20$Build-9567</meta:generator>
  </office:meta>
</office:document-meta>
</file>